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7_10-09-56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7 E-139-34-49.6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7_14-50-23_000.jpg</text:p>
          </table:table-cell>
          <table:table-cell table:style-name="ce22" office:value-type="string">
            <text:p>:PHOTO 記録 / 寸法、サイズ / 風呂、保温シート、切り出し</text:p>
          </table:table-cell>
          <table:table-cell table:style-name="ce3"/>
          <table:table-cell table:style-name="ce3"/>
          <table:table-cell table:style-name="ce3" office:value-type="string">
            <text:p>N-35-35-29.12 E-139-34-49.93</text:p>
          </table:table-cell>
          <table:table-cell table:style-name="ce32" table:formula="of:=IF([.E3]=&quot;&quot;;[.C3];CONCATENATE([.C3];&quot; / &quot;;[.E3]))" office:value-type="string" office:string-value=":PHOTO 記録 / 寸法、サイズ / 風呂、保温シート、切り出し">
            <text:p>:PHOTO 記録 / 寸法、サイズ / 風呂、保温シート、切り出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7_14-50-53_000.jpg</text:p>
          </table:table-cell>
          <table:table-cell table:style-name="ce22" office:value-type="string">
            <text:p>:PHOTO 記録 / 寸法、サイズ / 風呂、保温シート、切り出し</text:p>
          </table:table-cell>
          <table:table-cell table:style-name="ce31"/>
          <table:table-cell table:style-name="ce3"/>
          <table:table-cell table:style-name="ce3" office:value-type="string">
            <text:p>N-35-35-29.04 E-139-34-49.98</text:p>
          </table:table-cell>
          <table:table-cell table:style-name="ce32" table:formula="of:=IF([.E4]=&quot;&quot;;[.C4];CONCATENATE([.C4];&quot; / &quot;;[.E4]))" office:value-type="string" office:string-value=":PHOTO 記録 / 寸法、サイズ / 風呂、保温シート、切り出し">
            <text:p>:PHOTO 記録 / 寸法、サイズ / 風呂、保温シート、切り出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7_15-12-27_000.jpg</text:p>
          </table:table-cell>
          <table:table-cell table:style-name="ce22" office:value-type="string">
            <text:p>:m 1-2*2 res / JVEMV6 41#8.1.1_4 / 41. economics / 8. currency / 1. various / 1. レポ取引 / N1YO</text:p>
          </table:table-cell>
          <table:table-cell table:style-name="ce23"/>
          <table:table-cell table:style-name="ce3"/>
          <table:table-cell table:style-name="ce3" office:value-type="string">
            <text:p>N-35-35-29.04 E-139-34-49.43</text:p>
          </table:table-cell>
          <table:table-cell table:style-name="ce32" table:formula="of:=IF([.E5]=&quot;&quot;;[.C5];CONCATENATE([.C5];&quot; / &quot;;[.E5]))" office:value-type="string" office:string-value=":m 1-2*2 res / JVEMV6 41#8.1.1_4 / 41. economics / 8. currency / 1. various / 1. レポ取引 / N1YO">
            <text:p>:m 1-2*2 res / JVEMV6 41#8.1.1_4 / 41. economics / 8. currency / 1. various / 1. レポ取引 / N1Y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7_15-57-00_000.jpg</text:p>
          </table:table-cell>
          <table:table-cell table:style-name="ce22" office:value-type="string">
            <text:p>:m 1-2*2 RES / 245 / 『ポスト・トラウマティック・カウンセリング』　久留一郎 / p.79</text:p>
          </table:table-cell>
          <table:table-cell table:style-name="ce23"/>
          <table:table-cell table:style-name="ce3"/>
          <table:table-cell table:style-name="ce3" office:value-type="string">
            <text:p>N-35-35-28.41 E-139-34-48.78</text:p>
          </table:table-cell>
          <table:table-cell table:style-name="ce32" table:formula="of:=IF([.E6]=&quot;&quot;;[.C6];CONCATENATE([.C6];&quot; / &quot;;[.E6]))" office:value-type="string" office:string-value=":m 1-2*2 RES / 245 / 『ポスト・トラウマティック・カウンセリング』　久留一郎 / p.79">
            <text:p>:m 1-2*2 RES / 245 / 『ポスト・トラウマティック・カウンセリング』　久留一郎 / p.7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7_16-32-21_000.jpg</text:p>
          </table:table-cell>
          <table:table-cell table:style-name="ce22" office:value-type="string">
            <text:p>:m 1*1 RES / 245 / 『光合成の世界』　岩波洋造 / p.146</text:p>
          </table:table-cell>
          <table:table-cell table:style-name="ce14"/>
          <table:table-cell table:style-name="ce3"/>
          <table:table-cell table:style-name="ce3" office:value-type="string">
            <text:p>N-35-35-28.59 E-139-34-49.32</text:p>
          </table:table-cell>
          <table:table-cell table:style-name="ce32" table:formula="of:=IF([.E7]=&quot;&quot;;[.C7];CONCATENATE([.C7];&quot; / &quot;;[.E7]))" office:value-type="string" office:string-value=":m 1*1 RES / 245 / 『光合成の世界』　岩波洋造 / p.146">
            <text:p>:m 1*1 RES / 245 / 『光合成の世界』　岩波洋造 / p.14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7_17-57-23_000.jpg</text:p>
          </table:table-cell>
          <table:table-cell table:style-name="ce16" office:value-type="string">
            <text:p>:m 1-2*3 RES / 245 / 『古典場から量子場への道』　高橋康 / p.146</text:p>
          </table:table-cell>
          <table:table-cell table:style-name="ce15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8]=&quot;&quot;;[.C8];CONCATENATE([.C8];&quot; / &quot;;[.E8]))" office:value-type="string" office:string-value=":m 1-2*3 RES / 245 / 『古典場から量子場への道』　高橋康 / p.146">
            <text:p>:m 1-2*3 RES / 245 / 『古典場から量子場への道』　高橋康 / p.14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7_18-39-49_000.jpg</text:p>
          </table:table-cell>
          <table:table-cell table:style-name="ce17" office:value-type="string">
            <text:p>:m music / log / gt / || s.1:f-105,patt,patt-1(2)b,t.80~180,score+,t.80-180,k.B,-,- || s.2:prev-s.2,-,patt-2,ch.A;D,-,-,k.A,-,R=1</text:p>
          </table:table-cell>
          <table:table-cell table:style-name="ce15"/>
          <table:table-cell table:style-name="ce3"/>
          <table:table-cell table:style-name="ce3" office:value-type="string">
            <text:p>N-35-35-28.61 E-139-34-49.43</text:p>
          </table:table-cell>
          <table:table-cell table:style-name="ce32" table:formula="of:=IF([.E9]=&quot;&quot;;[.C9];CONCATENATE([.C9];&quot; / &quot;;[.E9]))" office:value-type="string" office:string-value=":m music / log / gt / || s.1:f-105,patt,patt-1(2)b,t.80~180,score+,t.80-180,k.B,-,- || s.2:prev-s.2,-,patt-2,ch.A;D,-,-,k.A,-,R=1">
            <text:p>:m music / log / gt / || s.1:f-105,patt,patt-1(2)b,t.80~180,score+,t.80-180,k.B,-,- || s.2:prev-s.2,-,patt-2,ch.A;D,-,-,k.A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7_18-48-17_000.jpg</text:p>
          </table:table-cell>
          <table:table-cell table:style-name="ce17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9 E-139-34-49.54</text:p>
          </table:table-cell>
          <table:table-cell table:style-name="ce32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7_18-48-23_000.jpg</text:p>
          </table:table-cell>
          <table:table-cell table:style-name="ce17" office:value-type="string">
            <text:p>-*</text:p>
          </table:table-cell>
          <table:table-cell table:style-name="ce16"/>
          <table:table-cell table:style-name="ce3"/>
          <table:table-cell table:style-name="ce3" office:value-type="string">
            <text:p>N-35-35-28.85 E-139-34-49.43</text:p>
          </table:table-cell>
          <table:table-cell table:style-name="ce32" table:formula="of:=IF([.E11]=&quot;&quot;;[.C11];CONCATENATE([.C11];&quot; / &quot;;[.E11]))" office:value-type="string" office:string-value="-*">
            <text:p>-*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7_20-32-25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34 E-139-34-49.87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8_00-16-28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38 E-139-34-49.43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8_07-52-47_000.jpg</text:p>
          </table:table-cell>
          <table:table-cell table:style-name="ce17" office:value-type="string">
            <text:p>:m :PHOTO 起きた時刻 / 2020</text:p>
          </table:table-cell>
          <table:table-cell table:style-name="ce23"/>
          <table:table-cell table:style-name="ce3"/>
          <table:table-cell table:style-name="ce3" office:value-type="string">
            <text:p>N-35-35-28.41 E-139-34-49.71</text:p>
          </table:table-cell>
          <table:table-cell table:style-name="ce32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2-16_17-26-23.m4a</text:p>
          </table:table-cell>
          <table:table-cell table:style-name="ce6" office:value-type="string">
            <text:p>:VOICE-MEMO / @自室 / 記録 / harp / 演奏、play / h-2018-0216-1 / ??,2-notes-harmony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記録 / harp / 演奏、play / h-2018-0216-1 / ??,2-notes-harmony">
            <text:p>:VOICE-MEMO / @自室 / 記録 / harp / 演奏、play / h-2018-0216-1 / ??,2-notes-harmon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2-17_23-02-29.m4a</text:p>
          </table:table-cell>
          <table:table-cell table:style-name="ce6" office:value-type="string">
            <text:p>:VOICE-MEMO / @自室 / 記録 / harp / 演奏、play / per-2018-0217-1 / pharase-1,cake-id=23991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harp / 演奏、play / per-2018-0217-1 / pharase-1,cake-id=23991">
            <text:p>:VOICE-MEMO / @自室 / 記録 / harp / 演奏、play / per-2018-0217-1 / pharase-1,cake-id=2399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2-22_00-15-46.m4a</text:p>
          </table:table-cell>
          <table:table-cell table:style-name="ce6" office:value-type="string">
            <text:p>:i Visual art / Movie / 女の子のロボット、テレビをずっと見ている、もういいよと告げる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i Visual art / Movie / 女の子のロボット、テレビをずっと見ている、もういいよと告げる">
            <text:p>:i Visual art / Movie / 女の子のロボット、テレビをずっと見ている、もういいよと告げ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2-24_17-40-41.m4a</text:p>
          </table:table-cell>
          <table:table-cell table:style-name="ce6" office:value-type="string">
            <text:p>:VOICE-MEMO / @自室 / 記録 / harp / 演奏、play / per-2018-0224-1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記録 / harp / 演奏、play / per-2018-0224-1 / ??">
            <text:p>:VOICE-MEMO / @自室 / 記録 / harp / 演奏、play / per-2018-0224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3-24_21-48-17.m4a</text:p>
          </table:table-cell>
          <table:table-cell table:style-name="ce6" office:value-type="string">
            <text:p>:VOICE-MEMO / @自室 / 記録 / clarinet / 演奏、play / c-2018-0324-1 / ??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clarinet / 演奏、play / c-2018-0324-1 / ??">
            <text:p>:VOICE-MEMO / @自室 / 記録 / clarinet / 演奏、play / c-2018-0324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3-25_15-01-00.m4a</text:p>
          </table:table-cell>
          <table:table-cell table:style-name="ce6" office:value-type="string">
            <text:p>:VOICE-MEMO / @自室 / 記録 / clarinet / 演奏、play / c-2018-0325-1 / s-1,k.Bm,cake-id=24611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OICE-MEMO / @自室 / 記録 / clarinet / 演奏、play / c-2018-0325-1 / s-1,k.Bm,cake-id=24611">
            <text:p>:VOICE-MEMO / @自室 / 記録 / clarinet / 演奏、play / c-2018-0325-1 / s-1,k.Bm,cake-id=2461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7_18-29-42_000.mov</text:p>
          </table:table-cell>
          <table:table-cell table:style-name="ce6" office:value-type="string">
            <text:p>:VIDEO / @自宅 / メモ / guitar,gt / 演奏、play / g-2020-0217-1 / prev-s.2,-,patt-2,ch.A;D,-,-,k.A,-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guitar,gt / 演奏、play / g-2020-0217-1 / prev-s.2,-,patt-2,ch.A;D,-,-,k.A,-,R=1">
            <text:p>:VIDEO / @自宅 / メモ / guitar,gt / 演奏、play / g-2020-0217-1 / prev-s.2,-,patt-2,ch.A;D,-,-,k.A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9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2020/02/18</text:date>, <text:time>10:09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8T10:09:58.07</dc:date>
    <dc:creator>iwabuchi ken</dc:creator>
    <meta:editing-duration>P17DT15H12M35S</meta:editing-duration>
    <meta:editing-cycles>7004</meta:editing-cycles>
    <meta:document-statistic meta:table-count="1" meta:cell-count="768" meta:object-count="0"/>
  </office:meta>
</office:document-meta>
</file>